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2" style:parent-style-name="Standard" style:family="paragraph">
      <style:paragraph-properties fo:text-align="center"/>
    </style:style>
    <style:style style:name="T3" style:parent-style-name="Absatz-Standardschriftart" style:family="text">
      <style:text-properties fo:color="#FFC000" fo:font-size="24pt" style:font-size-asian="24pt" style:font-size-complex="24pt"/>
    </style:style>
    <style:style style:name="T4" style:parent-style-name="Absatz-Standardschriftart" style:family="text">
      <style:text-properties fo:color="#FF0000" fo:font-size="24pt" style:font-size-asian="24pt" style:font-size-complex="24pt"/>
    </style:style>
    <style:style style:name="T5"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6" style:parent-style-name="Absatz-Standardschriftart" style:family="text">
      <style:text-properties fo:color="#FFC000" fo:font-size="24pt" style:font-size-asian="24pt" style:font-size-complex="24pt"/>
    </style:style>
    <style:style style:name="T7" style:parent-style-name="Absatz-Standardschriftart" style:family="text">
      <style:text-properties fo:color="#FF0000" fo:font-size="24pt" style:font-size-asian="24pt" style:font-size-complex="24pt"/>
    </style:style>
    <style:style style:name="T8"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9" style:parent-style-name="Absatz-Standardschriftart" style:family="text">
      <style:text-properties fo:color="#FF0000" fo:font-size="24pt" style:font-size-asian="24pt" style:font-size-complex="24pt"/>
    </style:style>
    <style:style style:name="T10" style:parent-style-name="Absatz-Standardschriftart" style:family="text">
      <style:text-properties fo:color="#FFC000" fo:font-size="24pt" style:font-size-asian="24pt" style:font-size-complex="24pt"/>
    </style:style>
    <style:style style:name="T11"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12" style:parent-style-name="Standard" style:family="paragraph">
      <style:paragraph-properties fo:text-align="center"/>
    </style:style>
    <style:style style:name="P13" style:parent-style-name="Standard" style:family="paragraph">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14" style:parent-style-name="Listenabsatz" style:list-style-name="LFO1" style:family="paragraph">
      <style:text-properties fo:font-size="17pt" style:font-size-asian="17pt" style:font-size-complex="17pt"/>
    </style:style>
    <style:style style:name="P15" style:parent-style-name="Listenabsatz" style:list-style-name="LFO1" style:family="paragraph">
      <style:text-properties fo:font-size="17pt" style:font-size-asian="17pt" style:font-size-complex="17pt"/>
    </style:style>
    <style:style style:name="P16" style:parent-style-name="Listenabsatz" style:list-style-name="LFO1" style:family="paragraph">
      <style:text-properties fo:font-size="17pt" style:font-size-asian="17pt" style:font-size-complex="17pt"/>
    </style:style>
    <style:style style:name="P17" style:parent-style-name="Listenabsatz" style:list-style-name="LFO1" style:family="paragraph">
      <style:text-properties fo:font-size="17pt" style:font-size-asian="17pt" style:font-size-complex="17pt"/>
    </style:style>
    <style:style style:name="P18" style:parent-style-name="Listenabsatz" style:list-style-name="LFO1" style:family="paragraph">
      <style:text-properties fo:font-size="17pt" style:font-size-asian="17pt" style:font-size-complex="17pt"/>
    </style:style>
    <style:style style:name="P19" style:parent-style-name="Listenabsatz" style:list-style-name="LFO1" style:family="paragraph">
      <style:text-properties fo:font-size="17pt" style:font-size-asian="17pt" style:font-size-complex="17pt"/>
    </style:style>
    <style:style style:name="P20" style:parent-style-name="Listenabsatz" style:list-style-name="LFO1" style:family="paragraph">
      <style:text-properties fo:font-size="17pt" style:font-size-asian="17pt" style:font-size-complex="17pt"/>
    </style:style>
    <style:style style:name="P21" style:parent-style-name="Listenabsatz" style:list-style-name="LFO1" style:family="paragraph">
      <style:text-properties fo:font-size="17pt" style:font-size-asian="17pt" style:font-size-complex="17pt"/>
    </style:style>
    <style:style style:name="T22" style:parent-style-name="Absatz-Standardschriftart" style:family="text">
      <style:text-properties fo:font-size="15pt" style:font-size-asian="15pt" style:font-size-complex="15pt"/>
    </style:style>
    <style:style style:name="T23" style:parent-style-name="Absatz-Standardschriftart" style:family="text">
      <style:text-properties fo:font-size="15pt" style:font-size-asian="15pt" style:font-size-complex="15pt"/>
    </style:style>
    <style:style style:name="T24"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25" style:parent-style-name="Absatz-Standardschriftart" style:family="text">
      <style:text-properties fo:color="#ED7D31" fo:font-size="22pt" style:font-size-asian="22pt" style:font-size-complex="22pt"/>
    </style:style>
    <style:style style:name="P26" style:parent-style-name="Standard" style:family="paragraph">
      <style:text-properties fo:font-style="italic" style:font-style-asian="italic" fo:font-size="15pt" style:font-size-asian="15pt" style:font-size-complex="15pt"/>
    </style:style>
    <style:style style:name="T27" style:parent-style-name="Absatz-Standardschriftart" style:family="text">
      <style:text-properties fo:font-style="italic" style:font-style-asian="italic" fo:font-size="15pt" style:font-size-asian="15pt" style:font-size-complex="15pt" style:text-underline-type="single" style:text-underline-style="solid" style:text-underline-width="auto" style:text-underline-mode="continuous"/>
    </style:style>
    <style:style style:name="T28" style:parent-style-name="Absatz-Standardschriftart" style:family="text">
      <style:text-properties fo:font-style="italic" style:font-style-asian="italic" fo:font-size="15pt" style:font-size-asian="15pt" style:font-size-complex="15pt"/>
    </style:style>
    <style:style style:name="P29" style:parent-style-name="Standard" style:family="paragraph">
      <style:text-properties fo:font-style="italic" style:font-style-asian="italic" fo:font-size="15pt" style:font-size-asian="15pt" style:font-size-complex="15pt"/>
    </style:style>
    <style:style style:name="P30" style:parent-style-name="Standard" style:family="paragraph">
      <style:text-properties fo:font-style="italic" style:font-style-asian="italic" fo:font-size="15pt" style:font-size-asian="15pt" style:font-size-complex="15pt"/>
    </style:style>
    <style:style style:name="P31" style:parent-style-name="Standard" style:family="paragraph">
      <style:text-properties fo:font-style="italic" style:font-style-asian="italic" fo:font-size="15pt" style:font-size-asian="15pt" style:font-size-complex="15pt"/>
    </style:style>
    <style:style style:name="P32" style:parent-style-name="Standard" style:family="paragraph">
      <style:paragraph-properties fo:text-align="center"/>
      <style:text-properties fo:font-weight="bold" style:font-weight-asian="bold" fo:font-style="italic" style:font-style-asian="italic" fo:color="#92D050" fo:font-size="28pt" style:font-size-asian="28pt" style:font-size-complex="28pt" style:text-underline-type="single" style:text-underline-style="solid" style:text-underline-width="auto" style:text-underline-mode="continuous"/>
    </style:style>
    <style:style style:name="P33" style:parent-style-name="Standard" style:family="paragraph">
      <style:paragraph-properties fo:text-align="center"/>
    </style:style>
    <style:style style:name="T34" style:parent-style-name="Absatz-Standardschriftart" style:family="text">
      <style:text-properties fo:color="#FFC000" fo:font-size="24pt" style:font-size-asian="24pt" style:font-size-complex="24pt"/>
    </style:style>
    <style:style style:name="T35" style:parent-style-name="Absatz-Standardschriftart" style:family="text">
      <style:text-properties fo:color="#FF0000" fo:font-size="24pt" style:font-size-asian="24pt" style:font-size-complex="24pt"/>
    </style:style>
    <style:style style:name="T36"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37" style:parent-style-name="Absatz-Standardschriftart" style:family="text">
      <style:text-properties fo:color="#FFC000" fo:font-size="24pt" style:font-size-asian="24pt" style:font-size-complex="24pt"/>
    </style:style>
    <style:style style:name="T38" style:parent-style-name="Absatz-Standardschriftart" style:family="text">
      <style:text-properties fo:color="#FF0000" fo:font-size="24pt" style:font-size-asian="24pt" style:font-size-complex="24pt"/>
    </style:style>
    <style:style style:name="T39"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40" style:parent-style-name="Absatz-Standardschriftart" style:family="text">
      <style:text-properties fo:color="#FF0000" fo:font-size="24pt" style:font-size-asian="24pt" style:font-size-complex="24pt"/>
    </style:style>
    <style:style style:name="T41" style:parent-style-name="Absatz-Standardschriftart" style:family="text">
      <style:text-properties fo:color="#FFC000" fo:font-size="24pt" style:font-size-asian="24pt" style:font-size-complex="24pt"/>
    </style:style>
    <style:style style:name="T42"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43" style:parent-style-name="Standard" style:family="paragraph">
      <style:paragraph-properties fo:text-align="center"/>
    </style:style>
    <style:style style:name="T44" style:parent-style-name="Absatz-Standardschriftart" style:family="text">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45" style:parent-style-name="Listenabsatz" style:list-style-name="LFO2" style:family="paragraph">
      <style:text-properties fo:font-size="17pt" style:font-size-asian="17pt" style:font-size-complex="17pt"/>
    </style:style>
    <style:style style:name="P46" style:parent-style-name="Listenabsatz" style:list-style-name="LFO2" style:family="paragraph">
      <style:text-properties fo:font-size="17pt" style:font-size-asian="17pt" style:font-size-complex="17pt"/>
    </style:style>
    <style:style style:name="P47" style:parent-style-name="Listenabsatz" style:list-style-name="LFO2" style:family="paragraph">
      <style:text-properties fo:font-size="17pt" style:font-size-asian="17pt" style:font-size-complex="17pt"/>
    </style:style>
    <style:style style:name="P48" style:parent-style-name="Listenabsatz" style:list-style-name="LFO2" style:family="paragraph">
      <style:text-properties fo:font-size="17pt" style:font-size-asian="17pt" style:font-size-complex="17pt"/>
    </style:style>
    <style:style style:name="P49" style:parent-style-name="Listenabsatz" style:list-style-name="LFO2" style:family="paragraph">
      <style:text-properties fo:font-size="17pt" style:font-size-asian="17pt" style:font-size-complex="17pt"/>
    </style:style>
    <style:style style:name="P50" style:parent-style-name="Listenabsatz" style:list-style-name="LFO2" style:family="paragraph">
      <style:text-properties fo:font-size="17pt" style:font-size-asian="17pt" style:font-size-complex="17pt"/>
    </style:style>
    <style:style style:name="P51" style:parent-style-name="Listenabsatz" style:list-style-name="LFO2" style:family="paragraph">
      <style:text-properties fo:font-size="17pt" style:font-size-asian="17pt" style:font-size-complex="17pt"/>
    </style:style>
    <style:style style:name="P52" style:parent-style-name="Listenabsatz" style:list-style-name="LFO2" style:family="paragraph">
      <style:text-properties fo:font-size="17pt" style:font-size-asian="17pt" style:font-size-complex="17pt"/>
    </style:style>
    <style:style style:name="P53" style:parent-style-name="Listenabsatz" style:list-style-name="LFO2" style:family="paragraph">
      <style:text-properties fo:font-size="17pt" style:font-size-asian="17pt" style:font-size-complex="17pt"/>
    </style:style>
    <style:style style:name="P54" style:parent-style-name="Listenabsatz" style:list-style-name="LFO2" style:family="paragraph">
      <style:text-properties fo:font-size="17pt" style:font-size-asian="17pt" style:font-size-complex="17pt"/>
    </style:style>
    <style:style style:name="T55" style:parent-style-name="Absatz-Standardschriftart" style:family="text">
      <style:text-properties fo:font-size="15pt" style:font-size-asian="15pt" style:font-size-complex="15pt"/>
    </style:style>
    <style:style style:name="T56"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57" style:parent-style-name="Absatz-Standardschriftart" style:family="text">
      <style:text-properties fo:color="#ED7D31" fo:font-size="22pt" style:font-size-asian="22pt" style:font-size-complex="22pt"/>
    </style:style>
    <style:style style:name="P58" style:parent-style-name="Standard" style:family="paragraph">
      <style:text-properties fo:font-style="italic" style:font-style-asian="italic" fo:font-size="15pt" style:font-size-asian="15pt" style:font-size-complex="15pt"/>
    </style:style>
    <style:style style:name="P59" style:parent-style-name="Standard" style:family="paragraph">
      <style:text-properties fo:font-style="italic" style:font-style-asian="italic" fo:font-size="15pt" style:font-size-asian="15pt" style:font-size-complex="15pt"/>
    </style:style>
    <style:style style:name="P60" style:parent-style-name="Standard" style:family="paragraph">
      <style:text-properties fo:font-style="italic" style:font-style-asian="italic" fo:font-size="15pt" style:font-size-asian="15pt" style:font-size-complex="15pt"/>
    </style:style>
    <style:style style:name="T61" style:parent-style-name="Absatz-Standardschriftart" style:family="text">
      <style:text-properties fo:font-style="italic" style:font-style-asian="italic" fo:font-size="15pt" style:font-size-asian="15pt" style:font-size-complex="15pt"/>
    </style:style>
    <style:style style:name="T62" style:parent-style-name="Absatz-Standardschriftart" style:family="text">
      <style:text-properties fo:font-style="italic" style:font-style-asian="italic" fo:font-size="15pt" style:font-size-asian="15pt" style:font-size-complex="15pt"/>
    </style:style>
    <style:style style:name="T63" style:parent-style-name="Absatz-Standardschriftart" style:family="text">
      <style:text-properties fo:font-weight="bold" style:font-weight-asian="bold" fo:font-style="italic" style:font-style-asian="italic" fo:font-size="15pt" style:font-size-asian="15pt" style:font-size-complex="15pt"/>
    </style:style>
    <style:style style:name="T64" style:parent-style-name="Absatz-Standardschriftart" style:family="text">
      <style:text-properties fo:font-style="italic" style:font-style-asian="italic" fo:font-size="15pt" style:font-size-asian="15pt" style:font-size-complex="15pt"/>
    </style:style>
    <style:style style:name="T65" style:parent-style-name="Absatz-Standardschriftart" style:family="text">
      <style:text-properties fo:font-style="italic" style:font-style-asian="italic" fo:font-size="15pt" style:font-size-asian="15pt" style:font-size-complex="15pt"/>
    </style:style>
    <style:style style:name="P66" style:parent-style-name="Standard" style:family="paragraph">
      <style:text-properties fo:font-style="italic" style:font-style-asian="italic" fo:font-size="15pt" style:font-size-asian="15pt" style:font-size-complex="15pt"/>
    </style:style>
    <style:style style:name="P67" style:parent-style-name="Standard" style:family="paragraph">
      <style:text-properties fo:font-style="italic" style:font-style-asian="italic"/>
    </style:style>
    <style:style style:name="P68" style:parent-style-name="Standard" style:family="paragraph">
      <style:text-properties fo:font-style="italic" style:font-style-asian="italic" fo:font-size="15pt" style:font-size-asian="15pt" style:font-size-complex="15pt"/>
    </style:style>
    <style:style style:name="P69" style:parent-style-name="Standard" style:family="paragraph">
      <style:text-properties fo:font-style="italic" style:font-style-asian="italic" fo:font-size="14pt" style:font-size-asian="14pt" style:font-size-complex="14pt"/>
    </style:style>
    <style:style style:name="P70" style:parent-style-name="Standard" style:family="paragraph">
      <style:paragraph-properties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71" style:parent-style-name="Standard" style:family="paragraph">
      <style:paragraph-properties fo:text-align="center"/>
    </style:style>
    <style:style style:name="T72" style:parent-style-name="Absatz-Standardschriftart" style:family="text">
      <style:text-properties fo:color="#FFC000" fo:font-size="24pt" style:font-size-asian="24pt" style:font-size-complex="24pt"/>
    </style:style>
    <style:style style:name="T73" style:parent-style-name="Absatz-Standardschriftart" style:family="text">
      <style:text-properties fo:color="#FF0000" fo:font-size="24pt" style:font-size-asian="24pt" style:font-size-complex="24pt"/>
    </style:style>
    <style:style style:name="T74"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75"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76" style:parent-style-name="Absatz-Standardschriftart" style:family="text">
      <style:text-properties fo:color="#FFC000" fo:font-size="24pt" style:font-size-asian="24pt" style:font-size-complex="24pt"/>
    </style:style>
    <style:style style:name="T77" style:parent-style-name="Absatz-Standardschriftart" style:family="text">
      <style:text-properties fo:color="#FF0000" fo:font-size="24pt" style:font-size-asian="24pt" style:font-size-complex="24pt"/>
    </style:style>
    <style:style style:name="T78"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79" style:parent-style-name="Absatz-Standardschriftart" style:family="text">
      <style:text-properties fo:color="#FF0000" fo:font-size="24pt" style:font-size-asian="24pt" style:font-size-complex="24pt"/>
    </style:style>
    <style:style style:name="T80" style:parent-style-name="Absatz-Standardschriftart" style:family="text">
      <style:text-properties fo:color="#FFC000" fo:font-size="24pt" style:font-size-asian="24pt" style:font-size-complex="24pt"/>
    </style:style>
    <style:style style:name="T81"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82" style:parent-style-name="Standard" style:family="paragraph">
      <style:paragraph-properties fo:text-align="center"/>
    </style:style>
    <style:style style:name="P83" style:parent-style-name="Standard" style:family="paragraph">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84" style:parent-style-name="Listenabsatz" style:list-style-name="LFO3" style:family="paragraph">
      <style:text-properties fo:font-size="17pt" style:font-size-asian="17pt" style:font-size-complex="17pt"/>
    </style:style>
    <style:style style:name="P85" style:parent-style-name="Listenabsatz" style:list-style-name="LFO3" style:family="paragraph">
      <style:text-properties fo:font-size="17pt" style:font-size-asian="17pt" style:font-size-complex="17pt"/>
    </style:style>
    <style:style style:name="P86" style:parent-style-name="Listenabsatz" style:list-style-name="LFO3" style:family="paragraph">
      <style:text-properties fo:font-size="17pt" style:font-size-asian="17pt" style:font-size-complex="17pt"/>
    </style:style>
    <style:style style:name="P87" style:parent-style-name="Listenabsatz" style:list-style-name="LFO3" style:family="paragraph">
      <style:text-properties fo:font-size="17pt" style:font-size-asian="17pt" style:font-size-complex="17pt"/>
    </style:style>
    <style:style style:name="P88" style:parent-style-name="Listenabsatz" style:list-style-name="LFO3" style:family="paragraph">
      <style:text-properties fo:font-size="17pt" style:font-size-asian="17pt" style:font-size-complex="17pt"/>
    </style:style>
    <style:style style:name="P89" style:parent-style-name="Listenabsatz" style:list-style-name="LFO3" style:family="paragraph">
      <style:text-properties fo:font-size="17pt" style:font-size-asian="17pt" style:font-size-complex="17pt"/>
    </style:style>
    <style:style style:name="P90" style:parent-style-name="Listenabsatz" style:list-style-name="LFO3" style:family="paragraph">
      <style:text-properties fo:font-size="17pt" style:font-size-asian="17pt" style:font-size-complex="17pt"/>
    </style:style>
    <style:style style:name="P91" style:parent-style-name="Standard" style:family="paragraph">
      <style:text-properties fo:font-size="17pt" style:font-size-asian="17pt" style:font-size-complex="17pt"/>
    </style:style>
    <style:style style:name="T92" style:parent-style-name="Absatz-Standardschriftart" style:family="text">
      <style:text-properties fo:font-size="15pt" style:font-size-asian="15pt" style:font-size-complex="15pt"/>
    </style:style>
    <style:style style:name="T93"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94" style:parent-style-name="Absatz-Standardschriftart" style:family="text">
      <style:text-properties fo:color="#ED7D31" fo:font-size="22pt" style:font-size-asian="22pt" style:font-size-complex="22pt"/>
    </style:style>
    <style:style style:name="T95" style:parent-style-name="Absatz-Standardschriftart" style:family="text">
      <style:text-properties fo:font-style="italic" style:font-style-asian="italic" fo:font-size="15pt" style:font-size-asian="15pt" style:font-size-complex="15pt"/>
    </style:style>
    <style:style style:name="T96" style:parent-style-name="Absatz-Standardschriftart" style:family="text">
      <style:text-properties fo:font-style="italic" style:font-style-asian="italic" fo:font-size="15pt" style:font-size-asian="15pt" style:font-size-complex="15pt"/>
    </style:style>
    <style:style style:name="T97" style:parent-style-name="Absatz-Standardschriftart" style:family="text">
      <style:text-properties fo:font-style="italic" style:font-style-asian="italic" fo:font-size="15pt" style:font-size-asian="15pt" style:font-size-complex="15pt"/>
    </style:style>
    <style:style style:name="T98" style:parent-style-name="Absatz-Standardschriftart" style:family="text">
      <style:text-properties fo:font-style="italic" style:font-style-asian="italic" fo:font-size="15pt" style:font-size-asian="15pt" style:font-size-complex="15pt"/>
    </style:style>
    <style:style style:name="T99" style:parent-style-name="Absatz-Standardschriftart" style:family="text">
      <style:text-properties fo:font-style="italic" style:font-style-asian="italic" fo:font-size="15pt" style:font-size-asian="15pt" style:font-size-complex="15pt"/>
    </style:style>
    <style:style style:name="T100" style:parent-style-name="Absatz-Standardschriftart" style:family="text">
      <style:text-properties fo:font-style="italic" style:font-style-asian="italic" fo:font-size="15pt" style:font-size-asian="15pt" style:font-size-complex="15pt" style:text-underline-type="single" style:text-underline-style="solid" style:text-underline-width="auto" style:text-underline-mode="continuous"/>
    </style:style>
    <style:style style:name="T101" style:parent-style-name="Absatz-Standardschriftart" style:family="text">
      <style:text-properties fo:font-style="italic" style:font-style-asian="italic" fo:font-size="15pt" style:font-size-asian="15pt" style:font-size-complex="15pt"/>
    </style:style>
    <style:style style:name="P102" style:parent-style-name="Standard" style:family="paragraph">
      <style:text-properties fo:font-style="italic" style:font-style-asian="italic" fo:font-size="15pt" style:font-size-asian="15pt" style:font-size-complex="15pt"/>
    </style:style>
    <style:style style:name="P103" style:parent-style-name="Standard" style:family="paragraph">
      <style:text-properties fo:font-style="italic" style:font-style-asian="italic" fo:font-size="15pt" style:font-size-asian="15pt" style:font-size-complex="15pt"/>
    </style:style>
    <style:style style:name="P104" style:parent-style-name="Standard" style:family="paragraph">
      <style:text-properties fo:font-style="italic" style:font-style-asian="italic" fo:font-size="15pt" style:font-size-asian="15pt" style:font-size-complex="15pt"/>
    </style:style>
    <style:style style:name="P105" style:parent-style-name="Standard" style:family="paragraph">
      <style:paragraph-properties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106" style:parent-style-name="Standard" style:family="paragraph">
      <style:paragraph-properties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107" style:parent-style-name="Standard" style:family="paragraph">
      <style:paragraph-properties fo:text-align="center"/>
    </style:style>
    <style:style style:name="T108" style:parent-style-name="Absatz-Standardschriftart" style:family="text">
      <style:text-properties fo:color="#FFC000" fo:font-size="24pt" style:font-size-asian="24pt" style:font-size-complex="24pt"/>
    </style:style>
    <style:style style:name="T109" style:parent-style-name="Absatz-Standardschriftart" style:family="text">
      <style:text-properties fo:color="#FF0000" fo:font-size="24pt" style:font-size-asian="24pt" style:font-size-complex="24pt"/>
    </style:style>
    <style:style style:name="T110"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111" style:parent-style-name="Absatz-Standardschriftart" style:family="text">
      <style:text-properties fo:color="#FFC000" fo:font-size="24pt" style:font-size-asian="24pt" style:font-size-complex="24pt"/>
    </style:style>
    <style:style style:name="T112" style:parent-style-name="Absatz-Standardschriftart" style:family="text">
      <style:text-properties fo:color="#FF0000" fo:font-size="24pt" style:font-size-asian="24pt" style:font-size-complex="24pt"/>
    </style:style>
    <style:style style:name="T113"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114" style:parent-style-name="Absatz-Standardschriftart" style:family="text">
      <style:text-properties fo:color="#FF0000" fo:font-size="24pt" style:font-size-asian="24pt" style:font-size-complex="24pt"/>
    </style:style>
    <style:style style:name="T115" style:parent-style-name="Absatz-Standardschriftart" style:family="text">
      <style:text-properties fo:color="#FFC000" fo:font-size="24pt" style:font-size-asian="24pt" style:font-size-complex="24pt"/>
    </style:style>
    <style:style style:name="T116"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117" style:parent-style-name="Standard" style:family="paragraph">
      <style:text-properties fo:font-weight="bold" style:font-weight-asian="bold" fo:color="#7030A0" fo:font-size="19pt" style:font-size-asian="19pt" style:font-size-complex="19pt" style:text-underline-type="single" style:text-underline-style="solid" style:text-underline-width="auto" style:text-underline-mode="continuous"/>
    </style:style>
    <style:style style:name="P118" style:parent-style-name="Listenabsatz" style:list-style-name="LFO4" style:family="paragraph">
      <style:text-properties fo:font-size="17pt" style:font-size-asian="17pt" style:font-size-complex="17pt"/>
    </style:style>
    <style:style style:name="P119" style:parent-style-name="Listenabsatz" style:list-style-name="LFO4" style:family="paragraph">
      <style:text-properties fo:font-size="17pt" style:font-size-asian="17pt" style:font-size-complex="17pt"/>
    </style:style>
    <style:style style:name="P120" style:parent-style-name="Listenabsatz" style:list-style-name="LFO4" style:family="paragraph">
      <style:text-properties fo:font-size="17pt" style:font-size-asian="17pt" style:font-size-complex="17pt"/>
    </style:style>
    <style:style style:name="P121" style:parent-style-name="Listenabsatz" style:list-style-name="LFO4" style:family="paragraph">
      <style:text-properties fo:font-size="17pt" style:font-size-asian="17pt" style:font-size-complex="17pt"/>
    </style:style>
    <style:style style:name="P122" style:parent-style-name="Listenabsatz" style:list-style-name="LFO4" style:family="paragraph">
      <style:text-properties fo:font-size="17pt" style:font-size-asian="17pt" style:font-size-complex="17pt"/>
    </style:style>
    <style:style style:name="P123" style:parent-style-name="Listenabsatz" style:list-style-name="LFO4" style:family="paragraph">
      <style:text-properties fo:font-size="17pt" style:font-size-asian="17pt" style:font-size-complex="17pt"/>
    </style:style>
    <style:style style:name="P124" style:parent-style-name="Listenabsatz" style:list-style-name="LFO4" style:family="paragraph">
      <style:text-properties fo:font-size="17pt" style:font-size-asian="17pt" style:font-size-complex="17pt"/>
    </style:style>
    <style:style style:name="P125" style:parent-style-name="Listenabsatz" style:list-style-name="LFO4" style:family="paragraph">
      <style:text-properties fo:font-size="17pt" style:font-size-asian="17pt" style:font-size-complex="17pt"/>
    </style:style>
    <style:style style:name="T126" style:parent-style-name="Absatz-Standardschriftart" style:family="text">
      <style:text-properties fo:font-size="15pt" style:font-size-asian="15pt" style:font-size-complex="15pt"/>
    </style:style>
    <style:style style:name="T127"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128" style:parent-style-name="Absatz-Standardschriftart" style:family="text">
      <style:text-properties fo:color="#ED7D31" fo:font-size="22pt" style:font-size-asian="22pt" style:font-size-complex="22pt"/>
    </style:style>
    <style:style style:name="P129" style:parent-style-name="Standard" style:family="paragraph">
      <style:text-properties fo:font-style="italic" style:font-style-asian="italic" fo:font-size="15pt" style:font-size-asian="15pt" style:font-size-complex="15pt"/>
    </style:style>
    <style:style style:name="P130" style:parent-style-name="Standard" style:family="paragraph">
      <style:text-properties fo:font-style="italic" style:font-style-asian="italic" fo:font-size="15pt" style:font-size-asian="15pt" style:font-size-complex="15pt"/>
    </style:style>
    <style:style style:name="P131" style:parent-style-name="Standard" style:family="paragraph">
      <style:text-properties fo:font-style="italic" style:font-style-asian="italic" fo:font-size="15pt" style:font-size-asian="15pt" style:font-size-complex="15pt"/>
    </style:style>
  </office:automatic-styles>
  <office:body>
    <office:text text:use-soft-page-breaks="true">
      <text:p text:style-name="P1">Cäsar Salat mit Hühnerstreifen</text:p>
      <text:p text:style-name="P2"><text:span text:style-name="T3">Vorsicht</text:span><text:span text:style-name="T4"><text:s/></text:span><text:span text:style-name="T5">einfach</text:span><text:span text:style-name="T6">,</text:span><text:span text:style-name="T7"><text:s/></text:span><text:span text:style-name="T8">gesund</text:span><text:span text:style-name="T9"><text:s/></text:span><text:span text:style-name="T10">und wenig<text:s/></text:span><text:span text:style-name="T11">Kalorien</text:span></text:p>
      <text:p text:style-name="P12"/>
      <text:p text:style-name="Standard"/>
      <text:p text:style-name="P13">Zutaten:</text:p>
      <text:list text:style-name="LFO1" text:continue-numbering="true">
        <text:list-item>
          <text:p text:style-name="P14">150g Eisbergsalat</text:p>
        </text:list-item>
        <text:list-item>
          <text:p text:style-name="P15">1 Tomate</text:p>
        </text:list-item>
        <text:list-item>
          <text:p text:style-name="P16">1 Spritzer Zitronensaft</text:p>
        </text:list-item>
        <text:list-item>
          <text:p text:style-name="P17">1 TL Mayo mit 30% Fett</text:p>
        </text:list-item>
        <text:list-item>
          <text:p text:style-name="P18">½ TL Senf</text:p>
        </text:list-item>
        <text:list-item>
          <text:p text:style-name="P19">1 EL geriebenen Parmesan</text:p>
        </text:list-item>
        <text:list-item>
          <text:p text:style-name="P20">½ Scheibe Toast</text:p>
        </text:list-item>
        <text:list-item>
          <text:p text:style-name="P21">120g Hühnerbrust</text:p>
        </text:list-item>
      </text:list>
      <text:p text:style-name="Standard"/>
      <text:p text:style-name="Standard"><text:span text:style-name="T22">Nun<text:s/></text:span><text:span text:style-name="T23">geht’s los mit der</text:span><text:s/><text:span text:style-name="T24">Zubereitung</text:span><text:span text:style-name="T25">:</text:span></text:p>
      <text:p text:style-name="P26">Am besten fängst du damit an den Salat und die Tomate zu waschen und in mundgerechte Stücke zu schneiden. Im nächsten Schritt Zitronensaft, Senf, Mayo, Parmesan und 2 EL Wasser in eine Schüssel werfen, verrühren,<text:s/>salzen und pfeffern. Danach vermischt du die Marinade mit dem Salat und der zerstückelten Tomate. Als nächstes röstest du den Toast und schneidest ihn in Würfel. Das Fleisch musst du anschließend für 8 Minuten in einer Pfanne braten lassen und danach schneidest due es in Streifen.</text:p>
      <text:p text:style-name="Standard"><text:span text:style-name="T27">Last but not least</text:span><text:span text:style-name="T28"><text:s/>servieren und essen!!!</text:span></text:p>
      <text:p text:style-name="P29"/>
      <text:p text:style-name="P30">Schmeckt geil, viel Spaß beim selber Ausprobieren</text:p>
      <text:p text:style-name="P31">: 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2">Hühnerspieße mit Tsatsiki und Gemüse</text:p>
      <text:p text:style-name="P33"><text:span text:style-name="T34">Vorsicht</text:span><text:span text:style-name="T35"><text:s/></text:span><text:span text:style-name="T36">einfach</text:span><text:span text:style-name="T37">,</text:span><text:span text:style-name="T38"><text:s/></text:span><text:span text:style-name="T39">gesund</text:span><text:span text:style-name="T40"><text:s/></text:span><text:span text:style-name="T41">und wenig<text:s/></text:span><text:span text:style-name="T42">Kalorien</text:span></text:p>
      <text:p text:style-name="P43"/>
      <text:p text:style-name="Standard"/>
      <text:p text:style-name="Standard"><text:span text:style-name="T44">Zutaten:</text:span></text:p>
      <text:list text:style-name="LFO2" text:continue-numbering="true">
        <text:list-item>
          <text:p text:style-name="P45">120g Salatgurken</text:p>
        </text:list-item>
        <text:list-item>
          <text:p text:style-name="P46">3 EL<text:s/>Naturjoghurt</text:p>
        </text:list-item>
        <text:list-item>
          <text:p text:style-name="P47">1 kleine Knoblauchzehe</text:p>
        </text:list-item>
        <text:list-item>
          <text:p text:style-name="P48">Pfeffer</text:p>
        </text:list-item>
        <text:list-item>
          <text:p text:style-name="P49">Salz</text:p>
        </text:list-item>
        <text:list-item>
          <text:p text:style-name="P50">1 Prise Oregano getrocknet</text:p>
        </text:list-item>
        <text:list-item>
          <text:p text:style-name="P51">150g Rucola</text:p>
        </text:list-item>
        <text:list-item>
          <text:p text:style-name="P52">180g Hühnerbrust<text:s/></text:p>
        </text:list-item>
        <text:list-item>
          <text:p text:style-name="P53">1 TL Olivenöl</text:p>
        </text:list-item>
        <text:list-item>
          <text:p text:style-name="P54">2 Tomaten/Paprikas</text:p>
        </text:list-item>
      </text:list>
      <text:p text:style-name="Standard"/>
      <text:p text:style-name="Standard"><text:span text:style-name="T55">Nun geht’s los mit der</text:span><text:s/><text:span text:style-name="T56">Zubereitung</text:span><text:span text:style-name="T57">:</text:span></text:p>
      <text:p text:style-name="P58">Du fängst damit an indem du das Fleisch, die Tomaten und die Paprikas in<text:s/>kleine Stücke schneidest und auf mehrere Holzspieße steckst.</text:p>
      <text:p text:style-name="P59">Nach jedem Stück Fleisch eine Scheibe Paprika und bzw. oder Tomate zwischen die Fleischstücke legen. Man kann hier aber auch variieren und eigene Ideen ausprobieren.<text:s/></text:p>
      <text:p text:style-name="P60">In einer separaten Schüssel<text:s/>heißt es Gurke hobeln bis der Arzt kommt, also genau eine und die Flüssigkeit durch ein Sieb in den Abguss fließen lassen oder man trinkt’s halt, ist auch gesund.</text:p>
      <text:p text:style-name="Standard"><text:span text:style-name="T61">In die Schüssel mit den Gurken musst du nun den Joghurt ein bisschen Salz und Pfeffer dazu mi</text:span><text:span text:style-name="T62">schen (</text:span><text:span text:style-name="T63">Achte darauf das es dir schmecken soll und würze nach deinem Geschmack</text:span><text:span text:style-name="T64">). Im nächsten Schritt presst du die Knoblauchzehe hinein und würzt sie mit Oregano. Das wäre dann die Soße. Im vorletzten Schritt wäscht du den Rucola und servierst ihn aufn Tell</text:span><text:span text:style-name="T65">er. Und nun brätst du die Spieße 10 Minuten auf beiden Seiten und legst diese auf den Rucola drauf. Fertig, hungrig Soße drüber und Los!</text:span></text:p>
      <text:p text:style-name="P66">Lass es dir schmecken!</text:p>
      <text:p text:style-name="P67"/>
      <text:p text:style-name="P68"/>
      <text:p text:style-name="P69">Schmeckt geil, viel Spaß beim selber Ausprobieren. <text:s text:c="6"/>: P</text:p>
      <text:soft-page-break/>
      <text:p text:style-name="P70">Minutensteak mit Salat</text:p>
      <text:p text:style-name="P71"><text:span text:style-name="T72">Vorsicht</text:span><text:span text:style-name="T73"><text:s/></text:span><text:span text:style-name="T74">e</text:span><text:span text:style-name="T75">infach</text:span><text:span text:style-name="T76">,</text:span><text:span text:style-name="T77"><text:s/></text:span><text:span text:style-name="T78">gesund</text:span><text:span text:style-name="T79"><text:s/></text:span><text:span text:style-name="T80">und wenig<text:s/></text:span><text:span text:style-name="T81">Kalorien</text:span></text:p>
      <text:p text:style-name="P82"/>
      <text:p text:style-name="Standard"/>
      <text:p text:style-name="P83">Zutaten:</text:p>
      <text:list text:style-name="LFO3" text:continue-numbering="true">
        <text:list-item>
          <text:p text:style-name="P84">150g grüner Salat</text:p>
        </text:list-item>
        <text:list-item>
          <text:p text:style-name="P85">1 kl. Chicorée</text:p>
        </text:list-item>
        <text:list-item>
          <text:p text:style-name="P86">1 Spritzer Zitronensaft</text:p>
        </text:list-item>
        <text:list-item>
          <text:p text:style-name="P87">3 TL Olivenöl</text:p>
        </text:list-item>
        <text:list-item>
          <text:p text:style-name="P88">1 EL gehackter Koriander</text:p>
        </text:list-item>
        <text:list-item>
          <text:p text:style-name="P89">Salz/Pfeffer</text:p>
        </text:list-item>
        <text:list-item>
          <text:p text:style-name="P90">150g Rindslungenbraten</text:p>
        </text:list-item>
      </text:list>
      <text:p text:style-name="P91"/>
      <text:p text:style-name="Standard"><text:span text:style-name="T92">Nun geht’s los mit der</text:span><text:s/><text:span text:style-name="T93">Zubereitung</text:span><text:span text:style-name="T94">:</text:span></text:p>
      <text:p text:style-name="Standard"><text:span text:style-name="T95">Wasche, trocknen und<text:s/></text:span><text:span text:style-name="T96">t</text:span><text:span text:style-name="T97">upfen und zwar<text:s/></text:span><text:span text:style-name="T98">mit dem Salat und dem Chicorée. Das Chicorée schneidest du in der Mitte der Länge nach durch. In die Marinade gibst du den Zitronensaft, 1 TL Olivenöl und den Koriander hinein. Die Marinade würzt mit Salz und Pfeffer. Salat in einen Teller oder eine Schüss</text:span><text:span text:style-name="T99">el legen und marinieren. Das restliche ÖL gibst du in die Pfanne und erhitzt es. Das Fleisch beidseitig für 3 Minuten anbraten und in Alufolie wickeln. Den Chicorée brätst du eine Minute scharf an, schneidest das Steak in Streifen und<text:s/></text:span><text:span text:style-name="T100">Mon Appetit</text:span><text:span text:style-name="T101">.</text:span></text:p>
      <text:p text:style-name="P102"/>
      <text:p text:style-name="P103">Schmeckt geil, viel Spaß beim selber Ausprobieren</text:p>
      <text:p text:style-name="P104">: 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5"/>
      <text:soft-page-break/>
      <text:p text:style-name="P106">Rostgemüse mit Baguette</text:p>
      <text:p text:style-name="P107"><text:span text:style-name="T108">Vorsicht</text:span><text:span text:style-name="T109"><text:s/></text:span><text:span text:style-name="T110">einfach</text:span><text:span text:style-name="T111">,</text:span><text:span text:style-name="T112"><text:s/></text:span><text:span text:style-name="T113">gesund</text:span><text:span text:style-name="T114"><text:s/></text:span><text:span text:style-name="T115">und wenig<text:s/></text:span><text:span text:style-name="T116">Kalorien</text:span></text:p>
      <text:p text:style-name="Standard"/>
      <text:p text:style-name="P117">Zutaten:</text:p>
      <text:list text:style-name="LFO4" text:continue-numbering="true">
        <text:list-item>
          <text:p text:style-name="P118">200g Zucchini</text:p>
        </text:list-item>
        <text:list-item>
          <text:p text:style-name="P119">100g rote Paprika</text:p>
        </text:list-item>
        <text:list-item>
          <text:p text:style-name="P120">1 Zwiebel</text:p>
        </text:list-item>
        <text:list-item>
          <text:p text:style-name="P121">1 EL Olivenöl</text:p>
        </text:list-item>
        <text:list-item>
          <text:p text:style-name="P122">Salz</text:p>
        </text:list-item>
        <text:list-item>
          <text:p text:style-name="P123">20g getrocknete Tomaten</text:p>
        </text:list-item>
        <text:list-item>
          <text:p text:style-name="P124">1 EL Basilikum</text:p>
        </text:list-item>
        <text:list-item>
          <text:p text:style-name="P125">2 Scheiben<text:s/>Baguette #Mamamia</text:p>
        </text:list-item>
      </text:list>
      <text:p text:style-name="Standard"/>
      <text:p text:style-name="Standard"><text:span text:style-name="T126">Nun geht’s los mit der</text:span><text:s/><text:span text:style-name="T127">Zubereitung</text:span><text:span text:style-name="T128">:</text:span></text:p>
      <text:p text:style-name="P129">Als erstes solltest du ein beliebiges Backblech mit Olivenöl bestreichen, aber nicht alles verwenden, da du noch ein paar Tropfen benötigst. Im nächsten Schritt Zucchini, Paprika und Zwiebeln in Scheiben schneiden. Anschließend betröpfelst du die Mischung mit dem übrig gebliebenem Öl. Das Ganze salzt du noch und im nächsten Schritt bei vorgeheiztem Backrohr bei 200 Grad Celsius und 20 Minuten im Offen backen lassen. Als letzten Schritt das Ganze mit klein geschnittenen getrockneten Tomaten und Basilikum garnieren.</text:p>
      <text:p text:style-name="P130"/>
      <text:p text:style-name="P131">Schmeckt geil, Viel Spaß beim selber Ausprobieren <text:s/>: P</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mon Stocker</dc:creator>
    <meta:creation-date>2018-01-25T12:38:00Z</meta:creation-date>
    <dc:date>2019-11-29T10:26:00Z</dc:date>
    <meta:template xlink:href="Normal" xlink:type="simple"/>
    <meta:editing-cycles>6</meta:editing-cycles>
    <meta:editing-duration>PT0S</meta:editing-duration>
    <meta:document-statistic meta:page-count="4" meta:paragraph-count="7" meta:word-count="534" meta:character-count="3894" meta:row-count="28" meta:non-whitespace-character-count="3367"/>
  </office:meta>
</office:document-meta>
</file>